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fe4" officeooo:paragraph-rsid="001f8fe4"/>
    </style:style>
    <style:style style:name="P2" style:family="paragraph" style:parent-style-name="Standard">
      <style:text-properties officeooo:rsid="0021afba" officeooo:paragraph-rsid="0021afba"/>
    </style:style>
    <style:style style:name="P3" style:family="paragraph" style:parent-style-name="Standard">
      <style:text-properties officeooo:rsid="0021afba" officeooo:paragraph-rsid="002365f8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9f4fc" officeooo:paragraph-rsid="0019f4fc" style:font-weight-asian="bold" style:font-weight-complex="bold"/>
    </style:style>
    <style:style style:name="P5" style:family="paragraph" style:parent-style-name="Text_20_body">
      <style:text-properties officeooo:rsid="001b6d99" officeooo:paragraph-rsid="001b6d99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uctual directive</text:p>
      <text:p text:style-name="Text_20_body"/>
      <text:p text:style-name="P5">from: <text:a xlink:type="simple" xlink:href="https://v2.angular.io/docs/ts/latest/guide/structural-directives.html" text:style-name="Internet_20_link" text:visited-style-name="Visited_20_Internet_20_Link">https://v2.angular.io/docs/ts/latest/guide/structural-directives.html</text:a><text:line-break/><text:a xlink:type="simple" xlink:href="https://www.tektutorialshub.com/angular/ng-template-in-angular/" text:style-name="Internet_20_link" text:visited-style-name="Visited_20_Internet_20_Link">https://www.tektutorialshub.com/angular/ng-template-in-angular/</text:a></text:p>
      <text:p text:style-name="P3">Advanced: <text:a xlink:type="simple" xlink:href="https://medium.com/@rexar1988/angular-ng-template-templateref-4bfb48e2a075" text:style-name="Internet_20_link" text:visited-style-name="Visited_20_Internet_20_Link">https://medium.com/@rexar1988/angular-ng-template-templateref-4bfb48e2a075</text:a><text:line-break/><text:a xlink:type="simple" xlink:href="https://blog.mgechev.com/2017/10/01/angular-template-ref-dynamic-scoping-custom-templates/" text:style-name="Internet_20_link" text:visited-style-name="Visited_20_Internet_20_Link">https://blog.mgechev.com/2017/10/01/angular-template-ref-dynamic-scoping-custom-templates/</text:a></text:p>
      <text:p text:style-name="P3"/>
      <text:p text:style-name="P3"/>
      <text:p text:style-name="Text_20_body">A <text:span text:style-name="Emphasis">component</text:span> manages a region of HTML in the manner of a native HTML element. Technically it's a directive with a template. </text:p>
      <text:p text:style-name="Text_20_body">An <text:a xlink:type="simple" xlink:href="https://v2.angular.io/docs/ts/latest/guide/attribute-directives.html" text:style-name="Internet_20_link" text:visited-style-name="Visited_20_Internet_20_Link"><text:span text:style-name="Emphasis">attribute</text:span></text:a><text:a xlink:type="simple" xlink:href="https://v2.angular.io/docs/ts/latest/guide/attribute-directives.html" text:style-name="Internet_20_link" text:visited-style-name="Visited_20_Internet_20_Link"> directive</text:a> changes the appearance or behavior of an element, component, or another directive. For example, the built-in <text:a xlink:type="simple" xlink:href="https://v2.angular.io/docs/ts/latest/guide/template-syntax.html#ngStyle" text:style-name="Internet_20_link" text:visited-style-name="Visited_20_Internet_20_Link"><text:span text:style-name="Source_20_Text">NgStyle</text:span></text:a> directive changes several element styles at the same time.</text:p>
      <text:p text:style-name="Text_20_body">You can apply many <text:span text:style-name="Emphasis">attribute</text:span> directives to one host element. You can <text:a xlink:type="simple" xlink:href="https://v2.angular.io/docs/ts/latest/guide/structural-directives.html#one-per-element" text:style-name="Internet_20_link" text:visited-style-name="Visited_20_Internet_20_Link">only apply one</text:a> <text:span text:style-name="Emphasis">structural</text:span> directive to a host element. One or both elements can be an <text:a xlink:type="simple" xlink:href="https://v2.angular.io/docs/ts/latest/guide/structural-directives.html#ngcontainer" text:style-name="Internet_20_link" text:visited-style-name="Visited_20_Internet_20_Link"><text:span text:style-name="Source_20_Text">ng-container</text:span></text:a> so you don't have to introduce extra levels of HTML.</text:p>
      <text:p text:style-name="Standard"/>
      <text:h text:style-name="Heading_20_3" text:outline-level="3"><text:bookmark text:name="microsyntax"/>Microsyntax</text:h>
      <text:p text:style-name="Text_20_body">The Angular microsyntax lets you configure a directive in a compact, friendly string. The microsyntax parser translates that string into attributes on the <text:span text:style-name="Source_20_Text">&lt;template&gt;</text:span>:</text:p>
      <text:list xml:id="list1747842574" text:style-name="L1">
        <text:list-item>
          <text:p text:style-name="P6">The <text:span text:style-name="Source_20_Text">let</text:span> keyword declares a <text:a xlink:type="simple" xlink:href="https://v2.angular.io/docs/ts/latest/guide/structural-directives.html#template-input-variable" text:style-name="Internet_20_link" text:visited-style-name="Visited_20_Internet_20_Link"><text:span text:style-name="Emphasis">template input variable</text:span></text:a> that you reference within the template. The input variables in this example are <text:span text:style-name="Source_20_Text">hero</text:span>, <text:span text:style-name="Source_20_Text">i</text:span>, and <text:span text:style-name="Source_20_Text">odd</text:span>. The parser translates <text:span text:style-name="Source_20_Text">let hero</text:span>, <text:span text:style-name="Source_20_Text">let i</text:span>, and <text:span text:style-name="Source_20_Text">let odd</text:span> into variables named, <text:span text:style-name="Source_20_Text">let-hero</text:span>, <text:span text:style-name="Source_20_Text">let-i</text:span>, and <text:span text:style-name="Source_20_Text">let-odd</text:span>.</text:p>
        </text:list-item>
        <text:list-item>
          <text:p text:style-name="P6">The microsyntax parser takes <text:span text:style-name="Source_20_Text">of</text:span> and <text:span text:style-name="Source_20_Text">trackby</text:span>, title-cases them (<text:span text:style-name="Source_20_Text">of</text:span> -&gt; <text:span text:style-name="Source_20_Text">Of</text:span>, <text:span text:style-name="Source_20_Text">trackBy</text:span> -&gt; <text:span text:style-name="Source_20_Text">TrackBy</text:span>), and prefixes them with the directive's attribute name (<text:span text:style-name="Source_20_Text">ngFor</text:span>), yielding the names <text:span text:style-name="Source_20_Text">ngForOf</text:span> and <text:span text:style-name="Source_20_Text">ngForTrackBy</text:span>. Those are the names of two <text:span text:style-name="Source_20_Text">NgFor</text:span> <text:span text:style-name="Emphasis">input properties</text:span> . That's how the directive learns that the list is <text:span text:style-name="Source_20_Text">heroes</text:span> and the track-by function is <text:span text:style-name="Source_20_Text">trackById</text:span>.</text:p>
        </text:list-item>
        <text:list-item>
          <text:p text:style-name="P6">As the <text:span text:style-name="Source_20_Text">NgFor</text:span> directive loops through the list, it sets and resets properties of its own <text:span text:style-name="Emphasis">context</text:span> object. These properties include <text:span text:style-name="Source_20_Text">index</text:span> and <text:span text:style-name="Source_20_Text">odd</text:span> and a special property named <text:span text:style-name="Source_20_Text">$implicit</text:span>.</text:p>
        </text:list-item>
        <text:list-item>
          <text:p text:style-name="P6">The <text:span text:style-name="Source_20_Text">let-i</text:span> and <text:span text:style-name="Source_20_Text">let-odd</text:span> variables were defined as <text:span text:style-name="Source_20_Text">let i=index</text:span> and <text:span text:style-name="Source_20_Text">let odd=odd</text:span>. Angular sets them to the current value of the context's <text:span text:style-name="Source_20_Text">index</text:span> and <text:span text:style-name="Source_20_Text">odd</text:span> properties.</text:p>
        </text:list-item>
        <text:list-item>
          <text:p text:style-name="P6">The context property for <text:span text:style-name="Source_20_Text">let-hero</text:span> wasn't specified. It's intended source is implicit. Angular sets <text:span text:style-name="Source_20_Text">let-hero</text:span> to the value of the context's <text:span text:style-name="Source_20_Text">$implicit</text:span> property which <text:span text:style-name="Source_20_Text">NgFor</text:span> has initialized with the hero for the current iteration.</text:p>
        </text:list-item>
        <text:list-item>
          <text:p text:style-name="P6">The <text:a xlink:type="simple" xlink:href="https://v2.angular.io/docs/ts/latest/api/common/index/NgFor-directive.html" text:style-name="Internet_20_link" text:visited-style-name="Visited_20_Internet_20_Link">API guide</text:a> describes additional <text:span text:style-name="Source_20_Text">NgFor</text:span> directive properties and context properties.</text:p>
        </text:list-item>
      </text:list>
      <text:p text:style-name="Standard"><text:soft-page-break/></text:p>
      <text:p text:style-name="Standard"/>
      <text:p text:style-name="Standard"/>
      <text:p text:style-name="Standard">import { Directive, Input, TemplateRef, ViewContainerRef } from '@angular/core';</text:p>
      <text:p text:style-name="Standard"/>
      <text:p text:style-name="Standard">@Directive({ selector: '[myUnless]'})</text:p>
      <text:p text:style-name="Standard">export class UnlessDirective {</text:p>
      <text:p text:style-name="Standard">}</text:p>
      <text:p text:style-name="Standard"/>
      <text:h text:style-name="Heading_20_3" text:outline-level="3"><text:bookmark text:name="_templateref_-and-_viewcontainerref_"/><text:span text:style-name="Emphasis">TemplateRef</text:span> and <text:span text:style-name="Emphasis">ViewContainerRef</text:span></text:h>
      <text:p text:style-name="Text_20_body">A simple structural directive like this one creates an <text:a xlink:type="simple" xlink:href="https://v2.angular.io/docs/ts/latest/api/core/index/EmbeddedViewRef-class.html" text:style-name="Internet_20_link" text:visited-style-name="Visited_20_Internet_20_Link"><text:span text:style-name="Emphasis">embedded view</text:span></text:a> from the Angular-generated <text:span text:style-name="Source_20_Text">&lt;template&gt;</text:span> and inserts that view in a <text:a xlink:type="simple" xlink:href="https://v2.angular.io/docs/ts/latest/api/core/index/ViewContainerRef-class.html" text:style-name="Internet_20_link" text:visited-style-name="Visited_20_Internet_20_Link"><text:span text:style-name="Emphasis">view container</text:span></text:a> adjacent to the directive's original <text:span text:style-name="Source_20_Text">&lt;p&gt;</text:span> host element.</text:p>
      <text:p text:style-name="Text_20_body">You'll acquire the <text:span text:style-name="Source_20_Text">&lt;template&gt;</text:span> contents with a <text:a xlink:type="simple" xlink:href="https://v2.angular.io/docs/ts/latest/api/core/index/TemplateRef-class.html" text:style-name="Internet_20_link" text:visited-style-name="Visited_20_Internet_20_Link"><text:span text:style-name="Source_20_Text">TemplateRef</text:span></text:a> and access the <text:span text:style-name="Emphasis">view container</text:span> through a <text:a xlink:type="simple" xlink:href="https://v2.angular.io/docs/ts/latest/api/core/index/ViewContainerRef-class.html" text:style-name="Internet_20_link" text:visited-style-name="Visited_20_Internet_20_Link"><text:span text:style-name="Source_20_Text">ViewContainerRef</text:span></text:a>.</text:p>
      <text:p text:style-name="Text_20_body">You inject both in the directive constructor as private variables of the class.</text:p>
      <text:p text:style-name="Standard">constructor(</text:p>
      <text:p text:style-name="Standard"><text:s text:c="2"/>private templateRef: TemplateRef&lt;any&gt;,</text:p>
      <text:p text:style-name="Standard"><text:s text:c="2"/>private viewContainer: ViewContainerRef) { }</text:p>
      <text:p text:style-name="Standard"/>
      <text:p text:style-name="Standard"/>
      <text:p text:style-name="Text_20_body"><text:span text:style-name="Source_20_Text">TemplateRef</text:span><text:span text:style-name="Emphasis"> </text:span>is a class and the way to reference the <text:span text:style-name="Source_20_Text">ng-template</text:span> in the component or directive class. Using the TemplateRef we can manipulate the template from component code.</text:p>
      <text:p text:style-name="Text_20_body">Remember <text:span text:style-name="Source_20_Text">ng-template</text:span> is a bunch of HTML tags enclosed in a HTML element <text:span text:style-name="Source_20_Text">&lt;ng-template&gt;</text:span></text:p>
      <text:p text:style-name="Standard">ng-template&gt;</text:p>
      <text:section text:style-name="Sect1" text:name="crayon-613a420664529122688023-3">
        <text:p text:style-name="Standard">  &lt;p&gt; Say Hello&lt;/p&gt;</text:p>
      </text:section>
      <text:section text:style-name="Sect1" text:name="crayon-613a420664529122688023-4">
        <text:p text:style-name="Standard">&lt;/ng-template&gt;</text:p>
      </text:section>
      <text:section text:style-name="Sect1" text:name="crayon-613a420664529122688023-5">
        <text:p text:style-name="Standard"> </text:p>
      </text:section>
      <text:p text:style-name="Standard"/>
      <text:p text:style-name="Standard"/>
      <text:p text:style-name="Standard"/>
      <text:p text:style-name="Text_20_body">Creating your own template directive it's not difficult, you have to understand two main things</text:p>
      <text:list xml:id="list885716907" text:style-name="L2">
        <text:list-item>
          <text:p text:style-name="P8"><text:a xlink:type="simple" xlink:href="https://angular.io/docs/ts/latest/api/core/index/TemplateRef-class.html" text:style-name="Internet_20_link" text:visited-style-name="Visited_20_Internet_20_Link"><text:span text:style-name="Source_20_Text">TemplateRef</text:span></text:a> contains what's inside your <text:span text:style-name="Source_20_Text">&lt;template&gt;</text:span> tag </text:p>
        </text:list-item>
        <text:list-item>
          <text:p text:style-name="P7"><text:a xlink:type="simple" xlink:href="https://angular.io/docs/ts/latest/api/core/index/ViewContainerRef-class.html" text:style-name="Internet_20_link" text:visited-style-name="Visited_20_Internet_20_Link"><text:span text:style-name="Source_20_Text">ViewContainerRef</text:span></text:a> as commented by Gunter, holds the template's view and will let you to embed what's inside the template into the view itself. </text:p>
        </text:list-item>
      </text:list>
      <text:p text:style-name="Text_20_body">I will use an example I have when I tried to solve this <text:a xlink:type="simple" xlink:href="https://github.com/angular/angular/issues/7751" text:style-name="Internet_20_link" text:visited-style-name="Visited_20_Internet_20_Link">issue</text:a>, my approach is not the best for that, but it will work for explaining how it works.</text:p>
      <text:p text:style-name="Text_20_body">I want to clarify too that you can use any attribute for your templates, even if they're already used by builtin directives (obviously this is not a good idea, but you can do it).</text:p>
      <text:p text:style-name="Text_20_body"/>
      <text:p text:style-name="Text_20_body"><text:soft-page-break/>As you see it's not that complicated : Grab a TemplateRef, grab a ViewContainerRef, do some logic and embed the TemplateRef in the view using ViewContainerRef.</text:p>
      <text:p text:style-name="Text_20_body">Hopefully I made myself clear and I made how to use them clear enough also. Here's a <text:a xlink:type="simple" xlink:href="http://plnkr.co/edit/YcMg202wgIIrVK9c5o66?p=preview" text:style-name="Internet_20_link" text:visited-style-name="Visited_20_Internet_20_Link">plnkr</text:a> with the example I explained.</text:p>
      <text:p text:style-name="Text_20_body"/>
      <text:p text:style-name="Standard"/>
      <text:p text:style-name="P1">From: <text:a xlink:type="simple" xlink:href="https://stackoverflow.com/questions/36266453/how-to-use-templateref" text:style-name="Internet_20_link" text:visited-style-name="Visited_20_Internet_20_Link">https://stackoverflow.com/questions/36266453/how-to-use-templateref</text:a></text:p>
      <text:p text:style-name="P1"/>
      <text:p text:style-name="P2">https://itnext.io/angular-structural-directives-b54ea21b39a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0:17:02.846058413</meta:creation-date>
    <dc:date>2021-09-11T21:54:27.744947466</dc:date>
    <meta:editing-duration>PT1H48M34S</meta:editing-duration>
    <meta:editing-cycles>12</meta:editing-cycles>
    <meta:generator>LibreOffice/7.0.6.2$Linux_X86_64 LibreOffice_project/00$Build-2</meta:generator>
    <meta:document-statistic meta:table-count="0" meta:image-count="0" meta:object-count="0" meta:page-count="3" meta:paragraph-count="40" meta:word-count="629" meta:character-count="4318" meta:non-whitespace-character-count="3726"/>
  </office:meta>
</office:document-meta>
</file>